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tyle="italic" style:font-style-asian="italic" fo:color="#92D050" fo:font-size="26pt" style:font-size-asian="26pt" style:font-size-complex="2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T3" style:parent-style-name="Absatz-Standardschriftart" style:family="text">
      <style:text-properties fo:color="#FFC000" fo:font-size="20pt" style:font-size-asian="20pt" style:font-size-complex="20pt"/>
    </style:style>
    <style:style style:name="T4" style:parent-style-name="Absatz-Standardschriftart" style:family="text">
      <style:text-properties fo:color="#FF0000" fo:font-size="20pt" style:font-size-asian="20pt" style:font-size-complex="20pt"/>
    </style:style>
    <style:style style:name="T5" style:parent-style-name="Absatz-Standardschriftart" style:family="text">
      <style:text-properties fo:font-weight="bold" style:font-weight-asian="bold" fo:font-style="italic" style:font-style-asian="italic" fo:color="#C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fo:color="#FFC000" fo:font-size="20pt" style:font-size-asian="20pt" style:font-size-complex="20pt"/>
    </style:style>
    <style:style style:name="T7" style:parent-style-name="Absatz-Standardschriftart" style:family="text">
      <style:text-properties fo:color="#FF0000" fo:font-size="20pt" style:font-size-asian="20pt" style:font-size-complex="20pt"/>
    </style:style>
    <style:style style:name="T8" style:parent-style-name="Absatz-Standardschriftart" style:family="text">
      <style:text-properties fo:font-weight="bold" style:font-weight-asian="bold" fo:font-style="italic" style:font-style-asian="italic" fo:color="#C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fo:color="#FF0000" fo:font-size="20pt" style:font-size-asian="20pt" style:font-size-complex="20pt"/>
    </style:style>
    <style:style style:name="T10" style:parent-style-name="Absatz-Standardschriftart" style:family="text">
      <style:text-properties fo:color="#FFC000" fo:font-size="20pt" style:font-size-asian="20pt" style:font-size-complex="20pt"/>
    </style:style>
    <style:style style:name="T11" style:parent-style-name="Absatz-Standardschriftart" style:family="text">
      <style:text-properties fo:font-weight="bold" style:font-weight-asian="bold" fo:font-style="italic" style:font-style-asian="italic" fo:color="#C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fo:color="#7030A0" fo:font-size="15pt" style:font-size-asian="15pt" style:font-size-complex="15pt" style:text-underline-type="single" style:text-underline-style="solid" style:text-underline-width="auto" style:text-underline-mode="continuous"/>
    </style:style>
    <style:style style:name="P13" style:parent-style-name="Listenabsatz" style:list-style-name="LFO1" style:family="paragraph">
      <style:text-properties fo:font-size="13pt" style:font-size-asian="13pt" style:font-size-complex="13pt"/>
    </style:style>
    <style:style style:name="P14" style:parent-style-name="Listenabsatz" style:list-style-name="LFO1" style:family="paragraph">
      <style:text-properties fo:font-size="13pt" style:font-size-asian="13pt" style:font-size-complex="13pt"/>
    </style:style>
    <style:style style:name="P15" style:parent-style-name="Listenabsatz" style:list-style-name="LFO1" style:family="paragraph">
      <style:text-properties fo:font-size="13pt" style:font-size-asian="13pt" style:font-size-complex="13pt"/>
    </style:style>
    <style:style style:name="P16" style:parent-style-name="Listenabsatz" style:list-style-name="LFO1" style:family="paragraph">
      <style:text-properties fo:font-size="13pt" style:font-size-asian="13pt" style:font-size-complex="13pt"/>
    </style:style>
    <style:style style:name="P17" style:parent-style-name="Listenabsatz" style:list-style-name="LFO1" style:family="paragraph">
      <style:text-properties fo:font-size="13pt" style:font-size-asian="13pt" style:font-size-complex="13pt"/>
    </style:style>
    <style:style style:name="P18" style:parent-style-name="Listenabsatz" style:list-style-name="LFO1" style:family="paragraph">
      <style:text-properties fo:font-size="13pt" style:font-size-asian="13pt" style:font-size-complex="13pt"/>
    </style:style>
    <style:style style:name="P19" style:parent-style-name="Listenabsatz" style:list-style-name="LFO1" style:family="paragraph">
      <style:text-properties fo:font-size="13pt" style:font-size-asian="13pt" style:font-size-complex="13pt"/>
    </style:style>
    <style:style style:name="T20" style:parent-style-name="Absatz-Standardschriftart" style:family="text">
      <style:text-properties fo:font-weight="bold" style:font-weight-asian="bold" fo:font-style="italic" style:font-style-asian="italic" fo:color="#ED7D31" fo:font-size="15pt" style:font-size-asian="15pt" style:font-size-complex="15pt" style:text-underline-type="single" style:text-underline-style="solid" style:text-underline-width="auto" style:text-underline-mode="continuous"/>
    </style:style>
    <style:style style:name="T21" style:parent-style-name="Absatz-Standardschriftart" style:family="text">
      <style:text-properties fo:color="#ED7D31" fo:font-size="15pt" style:font-size-asian="15pt" style:font-size-complex="15pt"/>
    </style:style>
    <style:style style:name="T22" style:parent-style-name="Absatz-Standardschriftart" style:family="text">
      <style:text-properties fo:font-style="italic" style:font-style-asian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inutensteak mit Salat</text:p>
      <text:p text:style-name="P2"><text:span text:style-name="T3">Vorsicht</text:span><text:span text:style-name="T4"><text:s/></text:span><text:span text:style-name="T5">einfach</text:span><text:span text:style-name="T6">,</text:span><text:span text:style-name="T7"><text:s/></text:span><text:span text:style-name="T8">gesund</text:span><text:span text:style-name="T9"><text:s/></text:span><text:span text:style-name="T10">und wenig<text:s/></text:span><text:span text:style-name="T11">Kalorien</text:span></text:p>
      <text:p text:style-name="Standard"/>
      <text:p text:style-name="P12">Zutaten:</text:p>
      <text:list text:style-name="LFO1" text:continue-numbering="true">
        <text:list-item>
          <text:p text:style-name="P13">150g grüner Salat</text:p>
        </text:list-item>
        <text:list-item>
          <text:p text:style-name="P14">1 kl. Chicorée</text:p>
        </text:list-item>
        <text:list-item>
          <text:p text:style-name="P15">1 Spritzer Zitronensaft</text:p>
        </text:list-item>
        <text:list-item>
          <text:p text:style-name="P16">3 TL Olivenöl</text:p>
        </text:list-item>
        <text:list-item>
          <text:p text:style-name="P17">1 EL gehackter Koriander</text:p>
        </text:list-item>
        <text:list-item>
          <text:p text:style-name="P18">Salz/Pfeffer</text:p>
        </text:list-item>
        <text:list-item>
          <text:p text:style-name="P19">150g Rindslungenbraten<text:s/>aus artgerechter Tierhaltung</text:p>
        </text:list-item>
      </text:list>
      <text:p text:style-name="Standard"/>
      <text:p text:style-name="Standard">Nun geht’s los mit der<text:s/><text:span text:style-name="T20">Zubereitung</text:span><text:span text:style-name="T21">:</text:span></text:p>
      <text:p text:style-name="Standard">Waschen, trocknen und<text:s/>tupfen und zwar mit dem Salat und dem Chicorée. Das Chicorée der Länge in der Mitte teilen. In die Marinade kommt der Zitronensaft, 1 TL Olivenöl und der Koriander hinein. Die Marinade anschließend verrühren und mit<text:s/>Salz und Pfeffer würzen. Salat in einen Teller oder eine Schüssel legen und marinieren. Das restliche ÖL in die Pfanne, dann erhitzen und das Fleisch beidseitig für 3 Minuten anbraten und in Alufolie wickeln. Den Chicorée eine Minute scharf anbraten.</text:p>
      <text:p text:style-name="Standard">Steak<text:s/>in Streifen schneiden und<text:s/><text:span text:style-name="T22">Mon Appetit</text:span><text:s text:c="2"/></text:p>
      <text:p text:style-name="Standard"/>
      <text:p text:style-name="Standard">Schmeckt geil, Viel Spaß beim selber Ausprobieren</text:p>
      <text:p text:style-name="Standard">: P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Energie für Technike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tojic Stefan</meta:initial-creator>
    <dc:creator>sistocker</dc:creator>
    <meta:creation-date>2018-01-21T19:24:00Z</meta:creation-date>
    <dc:date>2019-11-20T13:52:00Z</dc:date>
    <meta:template xlink:href="Normal" xlink:type="simple"/>
    <meta:editing-cycles>3</meta:editing-cycles>
    <meta:editing-duration>PT0S</meta:editing-duration>
    <meta:document-statistic meta:page-count="1" meta:paragraph-count="1" meta:word-count="118" meta:character-count="865" meta:row-count="6" meta:non-whitespace-character-count="748"/>
  </office:meta>
</office:document-meta>
</file>